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 style:list-style-name="L2">
      <style:text-properties fo:language="es" fo:country="E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rucciones</text:h>
      <text:p text:style-name="P2">Puede utilizar ImageVeil con el ratón o con el dedo en los aparatos con pantalla táctil.</text:p>
      <text:p text:style-name="P2"/>
      <text:list xml:id="list1105137366" text:style-name="L2">
        <text:list-item>
          <text:p text:style-name="P3">Selecciona el área punteada y seleccione un archivo en el siguiente cuadro de diálogo o arrastre un archivo de imagen (por el momento sólo soportamos archivos JPEG) a él.</text:p>
        </text:list-item>
        <text:list-item>
          <text:p text:style-name="P3">Haz clic o pulsa en la miniatura para agregar una o más áreas de pixelación. Puedes arrastrarlos más grandes y más pequeños en los lados, moverlos en el centro de la superficie y eliminarlos con el botón "X" en la esquina superior derecha de la superficie.</text:p>
        </text:list-item>
        <text:list-item>
          <text:p text:style-name="P3">(Opcional) Ahora puedes abrir el diálogo de opciones en la esquina superior izquierda. Aquí puedes, por ejemplo, seleccionar el tipo de pixelación o activar o desactivar los métodos de anonimización. ¡Los preajustes son seguros!</text:p>
        </text:list-item>
        <text:list-item>
          <text:p text:style-name="P3">Seleccione el botón 'INICIO' para iniciar el proceso de anonimización. Tu imagen será cargada en nuestro servidor y procesada.</text:p>
        </text:list-item>
        <text:list-item>
          <text:p text:style-name="P3">Cuando el proceso de edición haya terminado, verás la imagen anonimizada. Para guardarla, puedes hacer clic con el comando derecho del ratón sobre ella y seleccionar "Guardar imagen como..." o mantenerla pulsada con el dedo y guardarla en el apara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58:05.913000000</meta:creation-date>
    <dc:date>2019-01-26T13:59:01.461000000</dc:date>
    <meta:editing-duration>PT55S</meta:editing-duration>
    <meta:editing-cycles>1</meta:editing-cycles>
    <meta:document-statistic meta:table-count="0" meta:image-count="0" meta:object-count="0" meta:page-count="1" meta:paragraph-count="7" meta:word-count="190" meta:character-count="1141" meta:non-whitespace-character-count="963"/>
    <meta:generator>LibreOffice/6.1.4.2$Windows_X86_64 LibreOffice_project/9d0f32d1f0b509096fd65e0d4bec26ddd1938fd3</meta:generator>
  </office:meta>
</office:document-meta>
</file>